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4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radley Hand ITC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ff6600"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fo:font-family="'Bradley Hand ITC'" style:font-family-generic="script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66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6600"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1cm" svg:height="26.9cm" svg:x="1.6cm" svg:y="1.4cm">
          <text:p/>
        </draw:rect>
        <draw:rect draw:style-name="gr2" draw:text-style-name="P2" draw:layer="layout" svg:width="13.9cm" svg:height="1.9cm" svg:x="3.4cm" svg:y="4.4cm">
          <text:p text:style-name="P1"><text:span text:style-name="T1">Datenschutzerklärung</text:span></text:p>
        </draw:rect>
        <draw:frame draw:style-name="gr3" draw:layer="layout" svg:width="6.857cm" svg:height="0.963cm" svg:x="2.8cm" svg:y="2.1cm">
          <draw:text-box>
            <text:p><text:span text:style-name="T2">Willkommen</text:span> <text:span text:style-name="T3">&gt;&gt; Datenschutz</text:span></text:p>
          </draw:text-box>
        </draw:frame>
        <draw:rect draw:style-name="gr1" draw:text-style-name="P1" draw:layer="layout" svg:width="17.6cm" svg:height="11.9cm" svg:x="1.8cm" svg:y="8cm">
          <text:p/>
        </draw:rect>
        <draw:frame draw:style-name="gr4" draw:text-style-name="P3" draw:layer="layout" svg:width="16.2cm" svg:height="1.675cm" svg:x="2.2cm" svg:y="14.325cm">
          <draw:text-box>
            <text:p text:style-name="P3"><text:span text:style-name="T4">https://www.activemind.de/generatoren/datenschutzerklaerung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4T12:43:38.05</meta:creation-date>
    <dc:date>2025-08-24T12:52:32.80</dc:date>
    <dc:creator>Emine Leanza</dc:creator>
    <meta:editing-duration>PT8M55S</meta:editing-duration>
    <meta:editing-cycles>1</meta:editing-cycles>
    <meta:document-statistic meta:object-count="5"/>
    <meta:generator>OpenOffice/4.1.15$Win32 OpenOffice.org_project/4115m2$Build-9813</meta:generator>
  </office:meta>
</office:document-meta>
</file>